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DefaultCodecsImpl.serverSentEventEncoder( Encoder &lt; ? &gt;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DefaultCodecsImpl.getSseEnco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DefaultCodecsImpl.ServerDefaultCodecsImpl( ServerDefaultCodecsImpl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erDefaultCodecsImpl.ServerDefaultCodecs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erDefaultCodecsImpl.extendObjectWriters( List &lt; HttpMessageWriter &lt; ? &gt; &gt; objectWri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